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RepositoryFactory.getRepositor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NDIRepositoryFactory.JNDIRepositoryFactory( Context contex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